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gavink97/gridt" office:target-frame-name="_blank" xlink:show="new" text:style-name="Internet_20_link" text:visited-style-name="Visited_20_Internet_20_Link"><text:span text:style-name="Strong_20_Emphasis">Gridt</text:span></text:a> — настраиваемый CSS-оверлей сетки для веб-разработчиков.<text:line-break/><text:a xlink:type="simple" xlink:href="https://github.com/darrenburns/posting?tab=readme-ov-file" office:target-frame-name="_blank" xlink:show="new" text:style-name="Internet_20_link" text:visited-style-name="Visited_20_Internet_20_Link"><text:span text:style-name="Strong_20_Emphasis">Posting</text:span></text:a> — это HTTP-клиент, похожий на Postman и Insomnia. <text:line-break/><text:a xlink:type="simple" xlink:href="https://github.com/taranis-ai/taranis-ai" office:target-frame-name="_blank" xlink:show="new" text:style-name="Internet_20_link" text:visited-style-name="Visited_20_Internet_20_Link"><text:span text:style-name="Strong_20_Emphasis">Taranis</text:span> <text:span text:style-name="Strong_20_Emphasis">AI</text:span></text:a> — это продвинутый инструмент разведки с открытым исходным кодом (OSINT), использующий искусственный интеллект для революционного изменения процесса сбора информации и ситуационного анализ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0:55:06.073102924</meta:creation-date>
    <dc:date>2025-02-19T10:59:26.115844424</dc:date>
    <meta:editing-duration>PT4M20S</meta:editing-duration>
    <meta:editing-cycles>1</meta:editing-cycles>
    <meta:document-statistic meta:table-count="0" meta:image-count="0" meta:object-count="0" meta:page-count="1" meta:paragraph-count="1" meta:word-count="37" meta:character-count="322" meta:non-whitespace-character-count="282"/>
    <meta:generator>LibreOffice/24.2.7.2$Linux_X86_64 LibreOffice_project/420$Build-2</meta:generator>
  </office:meta>
</office:document-meta>
</file>